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6pt"/>
    </style:style>
    <style:style style:name="co2" style:family="table-column">
      <style:table-column-properties fo:break-before="auto" style:column-width="180.6pt"/>
    </style:style>
    <style:style style:name="co3" style:family="table-column">
      <style:table-column-properties fo:break-before="auto" style:column-width="148.34pt"/>
    </style:style>
    <style:style style:name="co4" style:family="table-column">
      <style:table-column-properties fo:break-before="auto" style:column-width="186.24pt"/>
    </style:style>
    <style:style style:name="co5" style:family="table-column">
      <style:table-column-properties fo:break-before="auto" style:column-width="153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ponse_time_write-onl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Mean Response Time - 8 workers [ms]</text:p>
          </table:table-cell>
          <table:table-cell/>
          <table:table-cell office:value-type="string" calcext:value-type="string">
            <text:p>Std Response Time - 8 workers</text:p>
          </table:table-cell>
          <table:table-cell office:value-type="string" calcext:value-type="string">
            <text:p>Mean Response Time - 16 workers [ms]</text:p>
          </table:table-cell>
          <table:table-cell/>
          <table:table-cell office:value-type="string" calcext:value-type="string">
            <text:p>Std Response Time - 16 workers</text:p>
          </table:table-cell>
          <table:table-cell office:value-type="string" calcext:value-type="string">
            <text:p>Mean Response Time - 32 workers [ms]</text:p>
          </table:table-cell>
          <table:table-cell/>
          <table:table-cell office:value-type="string" calcext:value-type="string">
            <text:p>Std Response Time - 32 workers</text:p>
          </table:table-cell>
          <table:table-cell office:value-type="string" calcext:value-type="string">
            <text:p>Mean Response Time - 64 workers [ms]</text:p>
          </table:table-cell>
          <table:table-cell/>
          <table:table-cell office:value-type="string" calcext:value-type="string">
            <text:p>Std Response Time - 64 work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9461214222" calcext:value-type="float">
            <text:p>0.7094612142</text:p>
          </table:table-cell>
          <table:table-cell/>
          <table:table-cell office:value-type="float" office:value="0.0163065637842" calcext:value-type="float">
            <text:p>0.0163065638</text:p>
          </table:table-cell>
          <table:table-cell office:value-type="float" office:value="0.729617434157" calcext:value-type="float">
            <text:p>0.7296174342</text:p>
          </table:table-cell>
          <table:table-cell/>
          <table:table-cell office:value-type="float" office:value="0.00716723494518" calcext:value-type="float">
            <text:p>0.0071672349</text:p>
          </table:table-cell>
          <table:table-cell office:value-type="float" office:value="0.725112445942" calcext:value-type="float">
            <text:p>0.7251124459</text:p>
          </table:table-cell>
          <table:table-cell/>
          <table:table-cell office:value-type="float" office:value="0.0139639589069" calcext:value-type="float">
            <text:p>0.0139639589</text:p>
          </table:table-cell>
          <table:table-cell office:value-type="float" office:value="0.734943231194" calcext:value-type="float">
            <text:p>0.7349432312</text:p>
          </table:table-cell>
          <table:table-cell/>
          <table:table-cell office:value-type="float" office:value="0.0014620862531" calcext:value-type="float">
            <text:p>0.00146208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7836155313" calcext:value-type="float">
            <text:p>1.1783615531</text:p>
          </table:table-cell>
          <table:table-cell/>
          <table:table-cell office:value-type="float" office:value="0.00478377365281" calcext:value-type="float">
            <text:p>0.0047837737</text:p>
          </table:table-cell>
          <table:table-cell office:value-type="float" office:value="1.07768845202" calcext:value-type="float">
            <text:p>1.077688452</text:p>
          </table:table-cell>
          <table:table-cell/>
          <table:table-cell office:value-type="float" office:value="0.0314989314096" calcext:value-type="float">
            <text:p>0.0314989314</text:p>
          </table:table-cell>
          <table:table-cell office:value-type="float" office:value="0.965380663003" calcext:value-type="float">
            <text:p>0.965380663</text:p>
          </table:table-cell>
          <table:table-cell/>
          <table:table-cell office:value-type="float" office:value="0.0408629397542" calcext:value-type="float">
            <text:p>0.0408629398</text:p>
          </table:table-cell>
          <table:table-cell office:value-type="float" office:value="0.903297126992" calcext:value-type="float">
            <text:p>0.903297127</text:p>
          </table:table-cell>
          <table:table-cell/>
          <table:table-cell office:value-type="float" office:value="0.0836659540626" calcext:value-type="float">
            <text:p>0.08366595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9942992736" calcext:value-type="float">
            <text:p>1.3994299274</text:p>
          </table:table-cell>
          <table:table-cell/>
          <table:table-cell office:value-type="float" office:value="0.0435677132482" calcext:value-type="float">
            <text:p>0.0435677132</text:p>
          </table:table-cell>
          <table:table-cell office:value-type="float" office:value="1.22306545864" calcext:value-type="float">
            <text:p>1.2230654586</text:p>
          </table:table-cell>
          <table:table-cell/>
          <table:table-cell office:value-type="float" office:value="0.0862756197728" calcext:value-type="float">
            <text:p>0.0862756198</text:p>
          </table:table-cell>
          <table:table-cell office:value-type="float" office:value="1.15111068077" calcext:value-type="float">
            <text:p>1.1511106808</text:p>
          </table:table-cell>
          <table:table-cell/>
          <table:table-cell office:value-type="float" office:value="0.0491977046999" calcext:value-type="float">
            <text:p>0.0491977047</text:p>
          </table:table-cell>
          <table:table-cell office:value-type="float" office:value="1.11612065856" calcext:value-type="float">
            <text:p>1.1161206586</text:p>
          </table:table-cell>
          <table:table-cell/>
          <table:table-cell office:value-type="float" office:value="0.0541063003297" calcext:value-type="float">
            <text:p>0.05410630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6824252583" calcext:value-type="float">
            <text:p>2.6824252583</text:p>
          </table:table-cell>
          <table:table-cell/>
          <table:table-cell office:value-type="float" office:value="0.0201307331671" calcext:value-type="float">
            <text:p>0.0201307332</text:p>
          </table:table-cell>
          <table:table-cell office:value-type="float" office:value="1.60663229815" calcext:value-type="float">
            <text:p>1.6066322982</text:p>
          </table:table-cell>
          <table:table-cell/>
          <table:table-cell office:value-type="float" office:value="0.100107813751" calcext:value-type="float">
            <text:p>0.1001078138</text:p>
          </table:table-cell>
          <table:table-cell office:value-type="float" office:value="1.63264333464" calcext:value-type="float">
            <text:p>1.6326433346</text:p>
          </table:table-cell>
          <table:table-cell/>
          <table:table-cell office:value-type="float" office:value="0.0809143561242" calcext:value-type="float">
            <text:p>0.0809143561</text:p>
          </table:table-cell>
          <table:table-cell office:value-type="float" office:value="1.56872225501" calcext:value-type="float">
            <text:p>1.568722255</text:p>
          </table:table-cell>
          <table:table-cell/>
          <table:table-cell office:value-type="float" office:value="0.0497535414296" calcext:value-type="float">
            <text:p>0.04975354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70636900762" calcext:value-type="float">
            <text:p>4.7063690076</text:p>
          </table:table-cell>
          <table:table-cell/>
          <table:table-cell office:value-type="float" office:value="0.0741652769627" calcext:value-type="float">
            <text:p>0.074165277</text:p>
          </table:table-cell>
          <table:table-cell office:value-type="float" office:value="2.25901337571" calcext:value-type="float">
            <text:p>2.2590133757</text:p>
          </table:table-cell>
          <table:table-cell/>
          <table:table-cell office:value-type="float" office:value="0.181410012903" calcext:value-type="float">
            <text:p>0.1814100129</text:p>
          </table:table-cell>
          <table:table-cell office:value-type="float" office:value="1.88531484664" calcext:value-type="float">
            <text:p>1.8853148466</text:p>
          </table:table-cell>
          <table:table-cell/>
          <table:table-cell office:value-type="float" office:value="0.0650896182841" calcext:value-type="float">
            <text:p>0.0650896183</text:p>
          </table:table-cell>
          <table:table-cell office:value-type="float" office:value="1.85149751434" calcext:value-type="float">
            <text:p>1.8514975143</text:p>
          </table:table-cell>
          <table:table-cell/>
          <table:table-cell office:value-type="float" office:value="0.0864048944772" calcext:value-type="float">
            <text:p>0.08640489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5068041011" calcext:value-type="float">
            <text:p>6.5068041011</text:p>
          </table:table-cell>
          <table:table-cell/>
          <table:table-cell office:value-type="float" office:value="0.160213788325" calcext:value-type="float">
            <text:p>0.1602137883</text:p>
          </table:table-cell>
          <table:table-cell office:value-type="float" office:value="3.32959972501" calcext:value-type="float">
            <text:p>3.329599725</text:p>
          </table:table-cell>
          <table:table-cell/>
          <table:table-cell office:value-type="float" office:value="0.0740803328876" calcext:value-type="float">
            <text:p>0.0740803329</text:p>
          </table:table-cell>
          <table:table-cell office:value-type="float" office:value="2.13655217225" calcext:value-type="float">
            <text:p>2.1365521723</text:p>
          </table:table-cell>
          <table:table-cell/>
          <table:table-cell office:value-type="float" office:value="0.0433078171039" calcext:value-type="float">
            <text:p>0.0433078171</text:p>
          </table:table-cell>
          <table:table-cell office:value-type="float" office:value="2.03035927789" calcext:value-type="float">
            <text:p>2.0303592779</text:p>
          </table:table-cell>
          <table:table-cell/>
          <table:table-cell office:value-type="float" office:value="0.0352494731309" calcext:value-type="float">
            <text:p>0.03524947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81581700904" calcext:value-type="float">
            <text:p>7.815817009</text:p>
          </table:table-cell>
          <table:table-cell/>
          <table:table-cell office:value-type="float" office:value="0.167900573014" calcext:value-type="float">
            <text:p>0.167900573</text:p>
          </table:table-cell>
          <table:table-cell office:value-type="float" office:value="3.66653625913" calcext:value-type="float">
            <text:p>3.6665362591</text:p>
          </table:table-cell>
          <table:table-cell/>
          <table:table-cell office:value-type="float" office:value="0.244426973652" calcext:value-type="float">
            <text:p>0.2444269737</text:p>
          </table:table-cell>
          <table:table-cell office:value-type="float" office:value="2.39028720349" calcext:value-type="float">
            <text:p>2.3902872035</text:p>
          </table:table-cell>
          <table:table-cell/>
          <table:table-cell office:value-type="float" office:value="0.0892308794559" calcext:value-type="float">
            <text:p>0.0892308795</text:p>
          </table:table-cell>
          <table:table-cell office:value-type="float" office:value="2.18073670514" calcext:value-type="float">
            <text:p>2.1807367051</text:p>
          </table:table-cell>
          <table:table-cell/>
          <table:table-cell office:value-type="float" office:value="0.0797263606896" calcext:value-type="float">
            <text:p>0.07972636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77786377518" calcext:value-type="float">
            <text:p>9.7778637752</text:p>
          </table:table-cell>
          <table:table-cell/>
          <table:table-cell office:value-type="float" office:value="0.208014783858" calcext:value-type="float">
            <text:p>0.2080147839</text:p>
          </table:table-cell>
          <table:table-cell office:value-type="float" office:value="5.38056895947" calcext:value-type="float">
            <text:p>5.3805689595</text:p>
          </table:table-cell>
          <table:table-cell/>
          <table:table-cell office:value-type="float" office:value="0.185193417338" calcext:value-type="float">
            <text:p>0.1851934173</text:p>
          </table:table-cell>
          <table:table-cell office:value-type="float" office:value="3.09352163858" calcext:value-type="float">
            <text:p>3.0935216386</text:p>
          </table:table-cell>
          <table:table-cell/>
          <table:table-cell office:value-type="float" office:value="0.1234162968" calcext:value-type="float">
            <text:p>0.1234162968</text:p>
          </table:table-cell>
          <table:table-cell office:value-type="float" office:value="2.52330338629" calcext:value-type="float">
            <text:p>2.5233033863</text:p>
          </table:table-cell>
          <table:table-cell/>
          <table:table-cell office:value-type="float" office:value="0.0905226435987" calcext:value-type="float">
            <text:p>0.090522643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.0311453306" calcext:value-type="float">
            <text:p>13.0311453306</text:p>
          </table:table-cell>
          <table:table-cell/>
          <table:table-cell office:value-type="float" office:value="0.296307635642" calcext:value-type="float">
            <text:p>0.2963076356</text:p>
          </table:table-cell>
          <table:table-cell office:value-type="float" office:value="7.12942678783" calcext:value-type="float">
            <text:p>7.1294267878</text:p>
          </table:table-cell>
          <table:table-cell/>
          <table:table-cell office:value-type="float" office:value="0.417391900248" calcext:value-type="float">
            <text:p>0.4173919002</text:p>
          </table:table-cell>
          <table:table-cell office:value-type="float" office:value="3.7220470674" calcext:value-type="float">
            <text:p>3.7220470674</text:p>
          </table:table-cell>
          <table:table-cell/>
          <table:table-cell office:value-type="float" office:value="0.24251044929" calcext:value-type="float">
            <text:p>0.2425104493</text:p>
          </table:table-cell>
          <table:table-cell office:value-type="float" office:value="2.69191394539" calcext:value-type="float">
            <text:p>2.6919139454</text:p>
          </table:table-cell>
          <table:table-cell/>
          <table:table-cell office:value-type="float" office:value="0.285207883634" calcext:value-type="float">
            <text:p>0.28520788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.1853366386" calcext:value-type="float">
            <text:p>16.1853366386</text:p>
          </table:table-cell>
          <table:table-cell/>
          <table:table-cell office:value-type="float" office:value="0.976873748016" calcext:value-type="float">
            <text:p>0.976873748</text:p>
          </table:table-cell>
          <table:table-cell office:value-type="float" office:value="9.52155000135" calcext:value-type="float">
            <text:p>9.5215500014</text:p>
          </table:table-cell>
          <table:table-cell/>
          <table:table-cell office:value-type="float" office:value="0.59937709724" calcext:value-type="float">
            <text:p>0.5993770972</text:p>
          </table:table-cell>
          <table:table-cell office:value-type="float" office:value="4.48431689526" calcext:value-type="float">
            <text:p>4.4843168953</text:p>
          </table:table-cell>
          <table:table-cell/>
          <table:table-cell office:value-type="float" office:value="0.197323755156" calcext:value-type="float">
            <text:p>0.1973237552</text:p>
          </table:table-cell>
          <table:table-cell office:value-type="float" office:value="2.99432662167" calcext:value-type="float">
            <text:p>2.9943266217</text:p>
          </table:table-cell>
          <table:table-cell/>
          <table:table-cell office:value-type="float" office:value="0.135692760727" calcext:value-type="float">
            <text:p>0.135692760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[.B11]/[.B5]" office:value-type="float" office:value="6.0338444057366" calcext:value-type="float">
            <text:p>6.0338444057</text:p>
          </table:table-cell>
          <table:table-cell table:number-columns-repeated="2"/>
          <table:table-cell table:formula="of:=[.E11]/[.E6]" office:value-type="float" office:value="4.21491528280899" calcext:value-type="float">
            <text:p>4.2149152828</text:p>
          </table:table-cell>
          <table:table-cell table:number-columns-repeated="2"/>
          <table:table-cell table:formula="of:=[.H11]/[.H8]" office:value-type="float" office:value="1.87605777611684" calcext:value-type="float">
            <text:p>1.8760577761</text:p>
          </table:table-cell>
          <table:table-cell table:number-columns-repeated="2"/>
          <table:table-cell table:formula="of:=[.K11]/[.K8]" office:value-type="float" office:value="1.37308030566568" calcext:value-type="float">
            <text:p>1.37308030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5T01:10:57.714384216</dc:date>
    <meta:editing-duration>PT1H24M53S</meta:editing-duration>
    <meta:editing-cycles>2</meta:editing-cycles>
    <meta:generator>LibreOffice/5.1.6.2$Linux_X86_64 LibreOffice_project/10m0$Build-2</meta:generator>
    <meta:document-statistic meta:table-count="1" meta:cell-count="103" meta:object-count="0"/>
  </office:meta>
</office:document-meta>
</file>